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2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fo:background-color="#f5f5f5" loext:padding="0.052in" loext:border="0.06pt solid #cccccc"/>
    </style:style>
    <style:style style:name="P3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officeooo:paragraph-rsid="001f6ff1" fo:background-color="#f5f5f5" loext:padding="0.052in" loext:border="0.06pt solid #cccccc"/>
    </style:style>
    <style:style style:name="P4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officeooo:rsid="001f6ff1" officeooo:paragraph-rsid="001f6ff1" fo:background-color="#f5f5f5" loext:padding="0.052in" loext:border="0.06pt solid #cccccc"/>
    </style:style>
    <style:style style:name="P5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</style:style>
    <style:style style:name="P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</style:style>
    <style:style style:name="P7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margin-top="0.052in" fo:margin-bottom="0.2083in" loext:contextual-spacing="false" fo:line-height="150%" fo:text-indent="0in" style:auto-text-indent="false"/>
      <style:text-properties fo:font-variant="normal" fo:text-transform="none" fo:color="#1d58d1" style:text-line-through-style="none" style:text-line-through-type="none" fo:letter-spacing="normal" style:text-underline-style="none" style:text-blinking="false" fo:background-color="#f5f5f5" loext:padding="0in" loext:border="none"/>
    </style:style>
    <style:style style:name="P9" style:family="paragraph" style:parent-style-name="Text_20_body">
      <style:paragraph-properties fo:margin-top="0.052in" fo:margin-bottom="0.2083in" loext:contextual-spacing="false" fo:line-height="150%"/>
      <style:text-properties fo:font-variant="normal" fo:text-transform="none" fo:color="#1d58d1" style:text-line-through-style="none" style:text-line-through-type="none" fo:letter-spacing="normal" style:text-underline-style="none" style:text-blinking="false" fo:background-color="#f5f5f5" loext:padding="0in" loext:border="none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-asian="Verdana" style:font-size-asian="10.5pt" style:font-style-asian="normal" style:font-weight-asian="normal"/>
    </style:style>
    <style:style style:name="T3" style:family="text">
      <style:text-properties fo:font-variant="normal" fo:text-transform="none" fo:color="#223355" style:text-line-through-style="none" style:text-line-through-type="none" style:font-name="Verdana" fo:font-size="15pt" fo:letter-spacing="normal" fo:font-style="normal" style:text-underline-style="none" style:text-blinking="false"/>
    </style:style>
    <style:style style:name="T4" style:family="text">
      <style:text-properties fo:font-variant="normal" fo:text-transform="none" fo:color="#223355" style:text-line-through-style="none" style:text-line-through-type="none" fo:letter-spacing="normal" style:text-underline-style="none" style:text-blinking="false" style:font-name-asian="Verdana" style:font-size-asian="15pt" style:font-style-asian="normal"/>
    </style:style>
    <style:style style:name="T5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7" style:family="text">
      <style:text-properties fo:font-variant="normal" fo:text-transform="none" fo:color="#ff0000" style:font-name="Verdana" fo:font-size="10.5pt" fo:letter-spacing="normal" fo:font-style="normal" fo:font-weight="normal"/>
    </style:style>
    <style:style style:name="T8" style:family="text">
      <style:text-properties fo:font-variant="normal" fo:text-transform="none" fo:color="#ff0000" fo:letter-spacing="normal" style:font-name-asian="Verdana" style:font-size-asian="10.5pt" style:font-style-asian="normal" style:font-weight-asian="normal"/>
    </style:style>
    <style:style style:name="T9" style:family="text">
      <style:text-properties style:font-name="Courier New" fo:font-size="9pt" fo:font-style="normal" fo:font-weight="normal"/>
    </style:style>
    <style:style style:name="T10" style:family="text">
      <style:text-properties style:font-name="Courier New" fo:font-size="9pt" fo:font-style="normal" fo:font-weight="normal" officeooo:rsid="001f6ff1"/>
    </style:style>
    <style:style style:name="T11" style:family="text">
      <style:text-properties fo:color="#800000" style:font-name="Courier New" fo:font-size="9pt" fo:font-style="normal" fo:font-weight="normal"/>
    </style:style>
    <style:style style:name="T12" style:family="text">
      <style:text-properties fo:color="#0000ff" style:font-name="Courier New" fo:font-size="9pt" fo:font-style="normal" fo:font-weight="normal"/>
    </style:style>
    <style:style style:name="T13" style:family="text">
      <style:text-properties fo:color="#800080" style:font-name="Courier New" fo:font-size="9pt" fo:font-style="normal" fo:font-weight="normal"/>
    </style:style>
    <style:style style:name="T14" style:family="text">
      <style:text-properties fo:color="#ff0000"/>
    </style:style>
    <style:style style:name="T15" style:family="text">
      <style:text-properties fo:color="#ff0000" style:font-name="Courier New" fo:font-size="9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cb_post_title_url"/><text:a xlink:type="simple" xlink:href="https://www.cnblogs.com/hellokitty2/p/9879238.html" text:style-name="Internet_20_link" text:visited-style-name="Visited_20_Internet_20_Link"><text:span text:style-name="T3">Linux</text:span></text:a><text:a xlink:type="simple" xlink:href="https://www.cnblogs.com/hellokitty2/p/9879238.html" text:style-name="Internet_20_link" text:visited-style-name="Visited_20_Internet_20_Link"><text:span text:style-name="T4">内核配置</text:span></text:a><text:a xlink:type="simple" xlink:href="https://www.cnblogs.com/hellokitty2/p/9879238.html" text:style-name="Internet_20_link" text:visited-style-name="Visited_20_Internet_20_Link"><text:span text:style-name="T3">---menuconfig</text:span></text:a></text:h>
      <text:section text:style-name="Sect1" text:name="cnblogs_post_body">
        <text:p text:style-name="P6"><text:span text:style-name="Strong_20_Emphasis">1. 示例</text:span></text:p>
        <text:p text:style-name="P8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<text:p text:style-name="P1">config SGI_NEWPORT_CONSOLE</text:p>
        <text:p text:style-name="P2"><text:s text:c="8"/><text:span text:style-name="T9">tristate </text:span><text:span text:style-name="T11">"SGI Newport Console support"</text:span></text:p>
        <text:p text:style-name="P2"><text:s text:c="8"/><text:span text:style-name="T9">depends on SGI_IP22 </text:span></text:p>
        <text:p text:style-name="P2"><text:s text:c="8"/><text:span text:style-name="T12">select</text:span><text:span text:style-name="T9"> FONT_SUPPORT</text:span></text:p>
        <text:p text:style-name="P2"><text:s text:c="8"/><text:span text:style-name="T9">help</text:span></text:p>
        <text:p text:style-name="P2"><text:s text:c="10"/><text:span text:style-name="T9">Say Y here </text:span><text:span text:style-name="T12">if</text:span><text:span text:style-name="T9"> you want the console on the Newport aka XL graphics</text:span></text:p>
        <text:p text:style-name="P2"><text:s text:c="10"/><text:span text:style-name="T9">card of your Indy. <text:s/>Most people say Y here.</text:span></text:p>
        <text:p text:style-name="P5"/>
        <text:p text:style-name="P1">config DUMMY_CONSOLE_COLUMNS</text:p>
        <text:p text:style-name="P2"><text:s text:c="8"/><text:span text:style-name="T12">int</text:span><text:span text:style-name="T9"> </text:span><text:span text:style-name="T11">"Initial number of console screen columns"</text:span></text:p>
        <text:p text:style-name="P3"><text:s text:c="8"/><text:span text:style-name="T9">depends on DUMMY_CONSOLE &amp;&amp; !ARM</text:span><text:span text:style-name="T10">Linux内核配置---menuconfig</text:span></text:p>
        <text:p text:style-name="P4"><text:span text:style-name="T9">1. 示例</text:span></text:p>
        <text:p text:style-name="P4"><text:span text:style-name="T10"/></text:p>
        <text:p text:style-name="P4"><text:span text:style-name="T9">复制代码</text:span></text:p>
        <text:p text:style-name="P4"><text:span text:style-name="T9">config SGI_NEWPORT_CONSOLE</text:span></text:p>
        <text:p text:style-name="P4"><text:span text:style-name="T9"><text:s text:c="8"/>tristate "SGI Newport Console support"</text:span></text:p>
        <text:p text:style-name="P4"><text:span text:style-name="T9"><text:s text:c="8"/>depends on SGI_IP22 </text:span></text:p>
        <text:p text:style-name="P4"><text:span text:style-name="T9"><text:s text:c="8"/>select FONT_SUPPORT</text:span></text:p>
        <text:p text:style-name="P4"><text:span text:style-name="T9"><text:s text:c="8"/>help</text:span></text:p>
        <text:p text:style-name="P4"><text:span text:style-name="T9"><text:s text:c="10"/>Say Y here if you want the console on the Newport aka XL graphics</text:span></text:p>
        <text:p text:style-name="P4"><text:span text:style-name="T9"><text:s text:c="10"/>card of your Indy. <text:s/>Most people say Y here.</text:span></text:p>
        <text:p text:style-name="P4"><text:span text:style-name="T9"/></text:p>
        <text:p text:style-name="P4"><text:span text:style-name="T9">config DUMMY_CONSOLE_COLUMNS</text:span></text:p>
        <text:p text:style-name="P4"><text:soft-page-break/><text:span text:style-name="T9"><text:s text:c="8"/>int "Initial number of console screen columns"</text:span></text:p>
        <text:p text:style-name="P4"><text:span text:style-name="T9"><text:s text:c="8"/>depends on DUMMY_CONSOLE &amp;&amp; !ARM</text:span></text:p>
        <text:p text:style-name="P4"><text:span text:style-name="T9"><text:s text:c="8"/>default 160 if PARISC</text:span></text:p>
        <text:p text:style-name="P4"><text:span text:style-name="T9"><text:s text:c="8"/>default 80</text:span></text:p>
        <text:p text:style-name="P4"><text:span text:style-name="T9"><text:s text:c="8"/>help</text:span></text:p>
        <text:p text:style-name="P4"><text:span text:style-name="T9"><text:s text:c="10"/>On PA-RISC, the default value is 160, which should fit a 1280x1024</text:span></text:p>
        <text:p text:style-name="P4"><text:span text:style-name="T9"><text:s text:c="10"/>monitor.</text:span></text:p>
        <text:p text:style-name="P4"><text:span text:style-name="T9"><text:s text:c="10"/>Select 80 if you use a 640x480 resolution by default.</text:span></text:p>
        <text:p text:style-name="P4"><text:span text:style-name="T9"/></text:p>
        <text:p text:style-name="P4"><text:span text:style-name="T9">config FRAMEBUFFER_CONSOLE</text:span></text:p>
        <text:p text:style-name="P4"><text:span text:style-name="T9"><text:s text:c="4"/>bool "Framebuffer Console support"</text:span></text:p>
        <text:p text:style-name="P4"><text:span text:style-name="T9"><text:s text:c="4"/>depends on FB &amp;&amp; !UML</text:span></text:p>
        <text:p text:style-name="P4"><text:span text:style-name="T9"><text:s text:c="4"/>select VT_HW_CONSOLE_BINDING</text:span></text:p>
        <text:p text:style-name="P4"><text:span text:style-name="T9"><text:s text:c="4"/>select CRC32</text:span></text:p>
        <text:p text:style-name="P4"><text:span text:style-name="T9"><text:s text:c="4"/>select FONT_SUPPORT</text:span></text:p>
        <text:p text:style-name="P4"><text:span text:style-name="T9"><text:s text:c="4"/>default n</text:span></text:p>
        <text:p text:style-name="P4"><text:span text:style-name="T9"><text:s text:c="4"/>help</text:span></text:p>
        <text:p text:style-name="P4"><text:span text:style-name="T9"><text:s text:c="6"/>Low-level framebuffer-based console driver.</text:span></text:p>
        <text:p text:style-name="P4"><text:span text:style-name="T9">复制代码</text:span></text:p>
        <text:p text:style-name="P4"><text:span text:style-name="T9">复制代码</text:span></text:p>
        <text:p text:style-name="P4"><text:span text:style-name="T9">config DRM_KMS_FB_HELPER</text:span></text:p>
        <text:p text:style-name="P4"><text:span text:style-name="T9"><text:s text:c="4"/>bool</text:span></text:p>
        <text:p text:style-name="P4"><text:span text:style-name="T9"><text:s text:c="4"/>depends on DRM_KMS_HELPER</text:span></text:p>
        <text:p text:style-name="P4"><text:span text:style-name="T9"><text:s text:c="4"/>select FB</text:span></text:p>
        <text:p text:style-name="P4"><text:span text:style-name="T9"><text:s text:c="4"/># select FRAMEBUFFER_CONSOLE if !EXPERT</text:span></text:p>
        <text:p text:style-name="P4"><text:span text:style-name="T9"><text:s text:c="4"/># select FRAMEBUFFER_CONSOLE_DETECT_PRIMARY if FRAMEBUFFER_CONSOLE</text:span></text:p>
        <text:p text:style-name="P4"><text:span text:style-name="T9"><text:s text:c="4"/>select FB_SYS_FOPS</text:span></text:p>
        <text:p text:style-name="P4"><text:soft-page-break/><text:span text:style-name="T9"><text:s text:c="4"/>select FB_SYS_FILLRECT</text:span></text:p>
        <text:p text:style-name="P4"><text:span text:style-name="T9"><text:s text:c="4"/>select FB_SYS_COPYAREA</text:span></text:p>
        <text:p text:style-name="P4"><text:span text:style-name="T9"><text:s text:c="4"/>select FB_SYS_IMAGEBLIT</text:span></text:p>
        <text:p text:style-name="P4"><text:span text:style-name="T9"><text:s text:c="4"/>select FB_CFB_FILLRECT</text:span></text:p>
        <text:p text:style-name="P4"><text:span text:style-name="T9"><text:s text:c="4"/>select FB_CFB_COPYAREA</text:span></text:p>
        <text:p text:style-name="P4"><text:span text:style-name="T9"><text:s text:c="4"/>select FB_CFB_IMAGEBLIT</text:span></text:p>
        <text:p text:style-name="P4"><text:span text:style-name="T9"><text:s text:c="4"/>select FB_DEFERRED_IO</text:span></text:p>
        <text:p text:style-name="P4"><text:span text:style-name="T9"><text:s text:c="4"/>help</text:span></text:p>
        <text:p text:style-name="P4"><text:span text:style-name="T9"><text:s text:c="6"/>FBDEV helpers for KMS drivers.</text:span></text:p>
        <text:p text:style-name="P4"><text:span text:style-name="T9">复制代码</text:span></text:p>
        <text:p text:style-name="P4"><text:span text:style-name="T9"><text:s/></text:span></text:p>
        <text:p text:style-name="P4"><text:span text:style-name="T9"/></text:p>
        <text:p text:style-name="P4"><text:span text:style-name="T9">2. 关键字解释</text:span></text:p>
        <text:p text:style-name="P4"><text:span text:style-name="T9"/></text:p>
        <text:p text:style-name="P4"><text:span text:style-name="T9">Kconfig按照一定的格式来书写，menuconfig程序可以识别这种格式，然后从中提取出有效信息组成menuconfig中的菜单项。将来在做驱动移植等工作时，有时需要自己添加Kconfig中的一个配置项来将某个设备驱动添加到内核的配置项目中，这时候就需要对Kconfig的配置项格式有所了解，否则就不会添加。</text:span></text:p>
        <text:p text:style-name="P4"><text:span text:style-name="T9"/></text:p>
        <text:p text:style-name="P4"><text:span text:style-name="T9">menuconfig：表示菜单（本身属于一个菜单中的项目，但是他又有子菜单项目）、config表示菜单中的一个配置项（本身并没有子菜单下的项目）。一个menuconfig后面跟着的所有config项就是这个menuconfig的子菜单。这就是Kconfig中表示的目录关系。</text:span></text:p>
        <text:p text:style-name="P4"><text:span text:style-name="T9"/></text:p>
        <text:p text:style-name="P4"><text:span text:style-name="T9">source：内核源码目录树中每一个Kconfig都会用source引入其所有子目录下的Kconfig，从而保证了所有的Kconfig项目都被包含进menuconfig中。这个也说明了：如果你自己在linux内核</text:span><text:soft-page-break/><text:span text:style-name="T9">中添加了一个文件夹，一定要在这个文件夹下创建一个Kconfig文件，然后在这个文件夹的上一层目录的Kconfig中source引入这个文件夹下的Kconfig文件。</text:span></text:p>
        <text:p text:style-name="P4"><text:span text:style-name="T9"/></text:p>
        <text:p text:style-name="P4"><text:span text:style-name="T9">menu: 表示一个菜单项，例如 menu "Console display driver support", <text:s/>菜单项里面是各种配置。</text:span></text:p>
        <text:p text:style-name="P4"><text:span text:style-name="T9"/></text:p>
        <text:p text:style-name="P4"><text:span text:style-name="T9">tristate：意思是三态（3种状态，对应Y、N、M三种选择方式），意思就是这个配置项可以被三种选择。</text:span></text:p>
        <text:p text:style-name="P4"><text:span text:style-name="T9"/></text:p>
        <text:p text:style-name="P4"><text:span text:style-name="T9">bool：是要么真要么假（对应Y和N）。意思是这个配置项只能被2种选择。</text:span></text:p>
        <text:p text:style-name="P4"><text:span text:style-name="T9"/></text:p>
        <text:p text:style-name="P4"><text:span text:style-name="T9">int: <text:s/>可以指定一个值，在autoconfig.h中会生成 #define CONFIG_DUMMY_CONSOLE_COLUMNS 80, <text:s text:c="2"/>make menuconfig中显示为: <text:s/>(80)Initial number of console screen columns</text:span></text:p>
        <text:p text:style-name="P4"><text:span text:style-name="T9"/></text:p>
        <text:p text:style-name="P4"><text:span text:style-name="T9">depends：意思是本配置项依赖于另一个配置项。如果那个依赖的配置项为Y或者M，则本配置项才有意义；如果依赖的那个配置项本身被设置为N，则本配置项根本没有意义。depends项会导致make menuconfig的时候找不到一些配置项。所以在menuconfig中如果找不到一个选项，但是这个选项在Kconfig中却是有的，则可能的原因就是这个配置项依赖的一个配置项是不成立的。depends依赖的配置项可以是多个，还可以有逻辑运算。这种时候只要依赖项目运算式子的结果为真则依赖就成立。</text:span></text:p>
        <text:p text:style-name="P4"><text:span text:style-name="T9"/></text:p>
        <text:p text:style-name="P4"><text:span text:style-name="T9">select：表示depends on的值有效时，下面的select也会成立，将相应的内容选上。 此时被别人选中的选项失去了自我决定自己是否选择的能力，如上例中 FRAMEBUFFER_CONSOLE 被 DRM_KMS_FB_HELPER 选中后menuconfig中它只能显示被选中状态，而且无法被更改！</text:span></text:p>
        <text:p text:style-name="P4"><text:span text:style-name="T9"/></text:p>
        <text:p text:style-name="P4"><text:span text:style-name="T9">default：表示depends on的值有效时，下面的default也会成立，将相应的选项选上，有三种选项，分别对应y，n，m。</text:span></text:p>
        <text:p text:style-name="P4"><text:soft-page-break/><text:span text:style-name="T9"/></text:p>
        <text:p text:style-name="P4"><text:span text:style-name="T9">help：帮助信息，解释这个配置项的含义，以及如何去配置他。</text:span></text:p>
        <text:p text:style-name="P4"><text:span text:style-name="T9"/></text:p>
        <text:p text:style-name="P4"><text:span text:style-name="T9">comment: comment条目用于定义一些帮助信息，出现在界面的第一行，如在arch/arm/Kconifg中有如下代码：</text:span></text:p>
        <text:p text:style-name="P4"><text:span text:style-name="T9"/></text:p>
        <text:p text:style-name="P4"><text:span text:style-name="T9">choice: choice条目将多个类似的配置选项组合在一起，供用户单选或多选，这不同于menu条目</text:span></text:p>
        <text:p text:style-name="P4"><text:span text:style-name="T9"/></text:p>
        <text:p text:style-name="P4"><text:span text:style-name="T9"><text:s/></text:span></text:p>
        <text:p text:style-name="P4"><text:span text:style-name="T9"/></text:p>
        <text:p text:style-name="P4"><text:span text:style-name="T9">3. Kconfig和.config文件和Makefile三者的关联</text:span></text:p>
        <text:p text:style-name="P4"><text:span text:style-name="T9"/></text:p>
        <text:p text:style-name="P4"><text:span text:style-name="T9">配置项被配置成Y、N、M会影响“.config”文件中的CONFIG_XXX变量的配置值。“.config”中的配置值（=y、=m、没有）会影响最终的编译链接过程。如果=y则会被编入（built-in），如果=m会被单独连接成一个”.ko”模块，=n则对应的代码不会被编译。通过makefile实现的。</text:span></text:p>
        <text:p text:style-name="P4"><text:span text:style-name="T9"/></text:p>
        <text:p text:style-name="P4"><text:span text:style-name="T9">Kconfig中：config VGACON_SOFT_SCROLLBACK</text:span></text:p>
        <text:p text:style-name="P4"><text:span text:style-name="T9"/></text:p>
        <text:p text:style-name="P4"><text:span text:style-name="T9">makefile中：obj-$(VGACON_SOFT_SCROLLBACK) += xxxxx.c</text:span></text:p>
        <text:p text:style-name="P4"><text:span text:style-name="T9"/></text:p>
        <text:p text:style-name="P4"><text:span text:style-name="T9">autoconf.h中：#define CONFIG_VGACON_SOFT_SCROLLBACK 1</text:span></text:p>
        <text:p text:style-name="P2"><text:s text:c="8"/><text:span text:style-name="T12">default</text:span><text:span text:style-name="T9"> </text:span><text:span text:style-name="T13">160</text:span><text:span text:style-name="T9"> </text:span><text:span text:style-name="T12">if</text:span><text:span text:style-name="T9"> PARISC</text:span></text:p>
        <text:p text:style-name="P2"><text:s text:c="8"/><text:span text:style-name="T12">default</text:span><text:span text:style-name="T9"> </text:span><text:span text:style-name="T13">80</text:span></text:p>
        <text:p text:style-name="P2"><text:s text:c="8"/><text:span text:style-name="T9">help</text:span></text:p>
        <text:p text:style-name="P2"><text:s text:c="10"/><text:span text:style-name="T9">On PA-RISC, the </text:span><text:span text:style-name="T12">default</text:span><text:span text:style-name="T9"> value </text:span><text:span text:style-name="T12">is</text:span><text:span text:style-name="T9"> </text:span><text:span text:style-name="T13">160</text:span><text:span text:style-name="T9">, which should fit a 128</text:span><text:span text:style-name="T13">0x1024</text:span></text:p>
        <text:p text:style-name="P2"><text:s text:c="10"/><text:span text:style-name="T9">monitor.</text:span></text:p>
        <text:p text:style-name="P2"><text:s text:c="10"/><text:span text:style-name="T9">Select </text:span><text:span text:style-name="T13">80</text:span><text:span text:style-name="T9"> </text:span><text:span text:style-name="T12">if</text:span><text:span text:style-name="T9"> you use a 64</text:span><text:span text:style-name="T13">0x480</text:span><text:span text:style-name="T9"> resolution by </text:span><text:span text:style-name="T12">default</text:span><text:span text:style-name="T9">.</text:span></text:p>
        <text:p text:style-name="P5"><text:soft-page-break/></text:p>
        <text:p text:style-name="P1">config <text:span text:style-name="T14">FRAMEBUFFER_CONSOLE</text:span></text:p>
        <text:p text:style-name="P2"><text:span text:style-name="T14"><text:s text:c="4"/></text:span><text:span text:style-name="T12">bool</text:span><text:span text:style-name="T9"> </text:span><text:span text:style-name="T11">"Framebuffer Console support"</text:span></text:p>
        <text:p text:style-name="P2"><text:s text:c="4"/><text:span text:style-name="T9">depends on FB &amp;&amp; !UML</text:span></text:p>
        <text:p text:style-name="P2"><text:s text:c="4"/><text:span text:style-name="T12">select</text:span><text:span text:style-name="T9"> VT_HW_CONSOLE_BINDING</text:span></text:p>
        <text:p text:style-name="P2"><text:s text:c="4"/><text:span text:style-name="T12">select</text:span><text:span text:style-name="T9"> CRC32</text:span></text:p>
        <text:p text:style-name="P2"><text:s text:c="4"/><text:span text:style-name="T12">select</text:span><text:span text:style-name="T9"> FONT_SUPPORT</text:span></text:p>
        <text:p text:style-name="P2"><text:s text:c="4"/><text:span text:style-name="T12">default</text:span><text:span text:style-name="T9"> n</text:span></text:p>
        <text:p text:style-name="P2"><text:s text:c="4"/><text:span text:style-name="T9">help</text:span></text:p>
        <text:p text:style-name="P2"><text:s text:c="6"/><text:span text:style-name="T9">Low-level framebuffer-based console driver.</text:span></text:p>
        <text:p text:style-name="P9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8"><draw:a xlink:type="simple" xlink:href="javascript:void(0);"><draw:frame draw:style-name="fr1" draw:name="Image3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<text:p text:style-name="P1">config DRM_KMS_FB_HELPER</text:p>
        <text:p text:style-name="P2"><text:s text:c="4"/><text:span text:style-name="T12">bool</text:span></text:p>
        <text:p text:style-name="P2"><text:s text:c="4"/><text:span text:style-name="T9">depends on DRM_KMS_HELPER</text:span></text:p>
        <text:p text:style-name="P2"><text:s text:c="4"/><text:span text:style-name="T12">select</text:span><text:span text:style-name="T9"> FB</text:span></text:p>
        <text:p text:style-name="P2"><text:s text:c="4"/><text:span text:style-name="T9"># </text:span><text:span text:style-name="T15">select FRAMEBUFFER_CONSOLE</text:span><text:span text:style-name="T9"> </text:span><text:span text:style-name="T12">if</text:span><text:span text:style-name="T9"> !EXPERT</text:span></text:p>
        <text:p text:style-name="P2"><text:s text:c="4"/><text:span text:style-name="T9"># </text:span><text:span text:style-name="T15">select FRAMEBUFFER_CONSOLE_DETECT_PRIMARY</text:span><text:span text:style-name="T9"> </text:span><text:span text:style-name="T12">if</text:span><text:span text:style-name="T9"> FRAMEBUFFER_CONSOLE</text:span></text:p>
        <text:p text:style-name="P2"><text:s text:c="4"/><text:span text:style-name="T12">select</text:span><text:span text:style-name="T9"> FB_SYS_FOPS</text:span></text:p>
        <text:p text:style-name="P2"><text:s text:c="4"/><text:span text:style-name="T12">select</text:span><text:span text:style-name="T9"> FB_SYS_FILLRECT</text:span></text:p>
        <text:p text:style-name="P2"><text:s text:c="4"/><text:span text:style-name="T12">select</text:span><text:span text:style-name="T9"> FB_SYS_COPYAREA</text:span></text:p>
        <text:p text:style-name="P2"><text:s text:c="4"/><text:span text:style-name="T12">select</text:span><text:span text:style-name="T9"> FB_SYS_IMAGEBLIT</text:span></text:p>
        <text:p text:style-name="P2"><text:s text:c="4"/><text:span text:style-name="T12">select</text:span><text:span text:style-name="T9"> FB_CFB_FILLRECT</text:span></text:p>
        <text:p text:style-name="P2"><text:s text:c="4"/><text:span text:style-name="T12">select</text:span><text:span text:style-name="T9"> FB_CFB_COPYAREA</text:span></text:p>
        <text:p text:style-name="P2"><text:s text:c="4"/><text:span text:style-name="T12">select</text:span><text:span text:style-name="T9"> FB_CFB_IMAGEBLIT</text:span></text:p>
        <text:p text:style-name="P2"><text:soft-page-break/><text:s text:c="4"/><text:span text:style-name="T12">select</text:span><text:span text:style-name="T9"> FB_DEFERRED_IO</text:span></text:p>
        <text:p text:style-name="P2"><text:s text:c="4"/><text:span text:style-name="T9">help</text:span></text:p>
        <text:p text:style-name="P2"><text:s text:c="6"/><text:span text:style-name="T9">FBDEV helpers </text:span><text:span text:style-name="T12">for</text:span><text:span text:style-name="T9"> KMS drivers.</text:span></text:p>
        <text:p text:style-name="P9"><draw:a xlink:type="simple" xlink:href="javascript:void(0);"><draw:frame draw:style-name="fr1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7"> </text:p>
        <text:p text:style-name="P6"><text:span text:style-name="Strong_20_Emphasis"><text:span text:style-name="T5">2. </text:span></text:span><text:span text:style-name="Strong_20_Emphasis"><text:span text:style-name="T6">关键字解释</text:span></text:span></text:p>
        <text:p text:style-name="P7"><text:span text:style-name="T1">Kconfig</text:span><text:span text:style-name="T2">按照一定的格式来书写，</text:span><text:span text:style-name="T1">menuconfig</text:span><text:span text:style-name="T2">程序可以识别这种格式，然后从中提取出有效信息组成</text:span><text:span text:style-name="T1">menuconfig</text:span><text:span text:style-name="T2">中的菜单项。将来在做驱动移植等工作时，有时需要自己添加</text:span><text:span text:style-name="T1">Kconfig</text:span><text:span text:style-name="T2">中的一个配置项来将某个设备驱动添加到内核的配置项目中，这时候就需要对</text:span><text:span text:style-name="T1">Kconfig</text:span><text:span text:style-name="T2">的配置项格式有所了解，否则就不会添加。</text:span></text:p>
        <text:p text:style-name="P6"><text:span text:style-name="Strong_20_Emphasis"><text:span text:style-name="T7">menuconfig</text:span></text:span><text:span text:style-name="T8">：</text:span><text:span text:style-name="T6">表示菜单（本身属于一个菜单中的项目，但是他又有子菜单项目）、</text:span><text:span text:style-name="T5">config</text:span><text:span text:style-name="T6">表示菜单中的一个配置项（本身并没有子菜单下的项目）。一个</text:span><text:span text:style-name="T5">menuconfig</text:span><text:span text:style-name="T6">后面跟着的所有</text:span><text:span text:style-name="T5">config</text:span><text:span text:style-name="T6">项就是这个</text:span><text:span text:style-name="T5">menuconfig</text:span><text:span text:style-name="T6">的子菜单。这就是</text:span><text:span text:style-name="T5">Kconfig</text:span><text:span text:style-name="T6">中表示的目录关系。</text:span></text:p>
        <text:p text:style-name="P6"><text:span text:style-name="Strong_20_Emphasis"><text:span text:style-name="T7">source</text:span></text:span><text:span text:style-name="Strong_20_Emphasis"><text:span text:style-name="T8">：</text:span></text:span><text:span text:style-name="T6">内核源码目录树中</text:span><text:span text:style-name="T8">每一个</text:span><text:span text:style-name="T7">Kconfig</text:span><text:span text:style-name="T8">都会用</text:span><text:span text:style-name="T7">source</text:span><text:span text:style-name="T8">引入其所有子目录下的</text:span><text:span text:style-name="T7">Kconfig</text:span><text:span text:style-name="T8">，从而保证了所有的</text:span><text:span text:style-name="T7">Kconfig</text:span><text:span text:style-name="T8">项目都被包含进</text:span><text:span text:style-name="T7">menuconfig</text:span><text:span text:style-name="T8">中</text:span><text:span text:style-name="T6">。这个也说明了：</text:span><text:span text:style-name="T8">如果你自己在</text:span><text:span text:style-name="T7">linux</text:span><text:span text:style-name="T8">内核中添加了一个文件夹，一定要在这个文件夹下创建一个</text:span><text:span text:style-name="T7">Kconfig</text:span><text:span text:style-name="T8">文件，然后在这个文件夹的上一层目录的</text:span><text:span text:style-name="T7">Kconfig</text:span><text:span text:style-name="T8">中</text:span><text:span text:style-name="T7">source</text:span><text:span text:style-name="T8">引入这个文件夹下的</text:span><text:span text:style-name="T7">Kconfig</text:span><text:span text:style-name="T8">文件。</text:span></text:p>
        <text:p text:style-name="P6"><text:span text:style-name="Strong_20_Emphasis"><text:span text:style-name="T7">menu:</text:span></text:span><text:span text:style-name="T5"> </text:span><text:span text:style-name="T6">表示一个菜单项，例如 </text:span><text:span text:style-name="T5">menu "Console display driver support",  </text:span><text:span text:style-name="T6">菜单项里面是各种配置。</text:span></text:p>
        <text:p text:style-name="P6"><text:span text:style-name="Strong_20_Emphasis"><text:span text:style-name="T7">tristate</text:span></text:span><text:span text:style-name="Strong_20_Emphasis"><text:span text:style-name="T8">：</text:span></text:span><text:span text:style-name="T6">意思是三态（</text:span><text:span text:style-name="T5">3</text:span><text:span text:style-name="T6">种状态，对应</text:span><text:span text:style-name="T5">Y</text:span><text:span text:style-name="T6">、</text:span><text:span text:style-name="T5">N</text:span><text:span text:style-name="T6">、</text:span><text:span text:style-name="T5">M</text:span><text:span text:style-name="T6">三种选择方式），意思就是这个配置项可以被三种选择。</text:span></text:p>
        <text:p text:style-name="P6"><text:span text:style-name="Strong_20_Emphasis"><text:span text:style-name="T7">bool</text:span></text:span><text:span text:style-name="Strong_20_Emphasis"><text:span text:style-name="T8">：</text:span></text:span><text:span text:style-name="T6">是要么真要么假（对应</text:span><text:span text:style-name="T5">Y</text:span><text:span text:style-name="T6">和</text:span><text:span text:style-name="T5">N</text:span><text:span text:style-name="T6">）。意思是这个配置项只能被</text:span><text:span text:style-name="T5">2</text:span><text:span text:style-name="T6">种选择。</text:span></text:p>
        <text:p text:style-name="P6"><text:span text:style-name="Strong_20_Emphasis"><text:span text:style-name="T7">int:</text:span></text:span><text:span text:style-name="Strong_20_Emphasis"><text:span text:style-name="T5">  </text:span></text:span><text:span text:style-name="T6">可以指定一个值，在</text:span><text:span text:style-name="T5">autoconfig.h</text:span><text:span text:style-name="T6">中会生成 </text:span><text:span text:style-name="T5">#define CONFIG_DUMMY_CONSOLE_COLUMNS 80,   make menuconfig</text:span><text:span text:style-name="T6">中显示为</text:span><text:span text:style-name="T5">:  (80)Initial number of console screen columns</text:span></text:p>
        <text:p text:style-name="P6"><text:span text:style-name="Strong_20_Emphasis"><text:span text:style-name="T7">depends</text:span></text:span><text:span text:style-name="Strong_20_Emphasis"><text:span text:style-name="T8">：</text:span></text:span><text:span text:style-name="T6">意思是本配置项依赖于另一个配置项。</text:span><text:span text:style-name="T8">如果那个依赖的配置项为</text:span><text:span text:style-name="T7">Y</text:span><text:span text:style-name="T8">或者</text:span><text:span text:style-name="T7">M</text:span><text:span text:style-name="T8">，则本配置项才有意义；如果依赖的那个配置项本身被设置为</text:span><text:span text:style-name="T7">N</text:span><text:span text:style-name="T8">，则本配置项根本没有意义。</text:span><text:span text:style-name="T7">depends</text:span><text:span text:style-name="T8">项会导致</text:span><text:span text:style-name="T7">make menuconfig</text:span><text:span text:style-name="T8">的时候找不到一些配置项</text:span><text:span text:style-name="T6">。所以在</text:span><text:span text:style-name="T5">menuconfig</text:span><text:span text:style-name="T6">中如果找不到一个选项，但是这个选项在</text:span><text:span text:style-name="T5">Kconfig</text:span><text:span text:style-name="T6">中却是有的，则可能的原因就是这个配置项依赖的一个配置项是不成立的。</text:span><text:soft-page-break/><text:span text:style-name="T7">depends</text:span><text:span text:style-name="T8">依赖的配置项可以是多个，还可以有逻辑运算。这种时候只要依赖项目运算式子的结果为真则依赖就成立。</text:span></text:p>
        <text:p text:style-name="P6"><text:span text:style-name="Strong_20_Emphasis"><text:span text:style-name="T7">select</text:span></text:span><text:span text:style-name="Strong_20_Emphasis"><text:span text:style-name="T8">：</text:span></text:span><text:span text:style-name="T6">表示</text:span><text:span text:style-name="T5">depends on</text:span><text:span text:style-name="T6">的值有效时，下面的</text:span><text:span text:style-name="T5">select</text:span><text:span text:style-name="T6">也会成立，将相应的内容选上。 </text:span><text:span text:style-name="T8">此时被别人选中的选项失去了自我决定自己是否选择的能力</text:span><text:span text:style-name="T6">，如上例中 </text:span><text:span text:style-name="T5">FRAMEBUFFER_CONSOLE </text:span><text:span text:style-name="T6">被 </text:span><text:span text:style-name="T5">DRM_KMS_FB_HELPER </text:span><text:span text:style-name="T6">选中后</text:span><text:span text:style-name="T5">menuconfig</text:span><text:span text:style-name="T6">中它只能显示被选中状态，而且无法被更改！</text:span></text:p>
        <text:p text:style-name="P6"><text:span text:style-name="Strong_20_Emphasis"><text:span text:style-name="T7">default</text:span></text:span><text:span text:style-name="Strong_20_Emphasis"><text:span text:style-name="T8">：</text:span></text:span><text:span text:style-name="T6">表示</text:span><text:span text:style-name="T5">depends on</text:span><text:span text:style-name="T6">的值有效时，下面的</text:span><text:span text:style-name="T5">default</text:span><text:span text:style-name="T6">也会成立，将相应的选项选上，有三种选项，分别对应</text:span><text:span text:style-name="T5">y</text:span><text:span text:style-name="T6">，</text:span><text:span text:style-name="T5">n</text:span><text:span text:style-name="T6">，</text:span><text:span text:style-name="T5">m</text:span><text:span text:style-name="T6">。</text:span></text:p>
        <text:p text:style-name="P6"><text:span text:style-name="Strong_20_Emphasis"><text:span text:style-name="T7">help</text:span></text:span><text:span text:style-name="Strong_20_Emphasis"><text:span text:style-name="T8">：</text:span></text:span><text:span text:style-name="T6">帮助信息，解释这个配置项的含义，以及如何去配置他。</text:span></text:p>
        <text:p text:style-name="P6"><text:span text:style-name="Strong_20_Emphasis"><text:span text:style-name="T7">comment:</text:span></text:span><text:span text:style-name="T7"> </text:span><text:span text:style-name="T5">comment</text:span><text:span text:style-name="T6">条目用于定义一些帮助信息，出现在界面的第一行，如在</text:span><text:span text:style-name="T5">arch/arm/Kconifg</text:span><text:span text:style-name="T6">中有如下代码：</text:span></text:p>
        <text:p text:style-name="P6"><text:span text:style-name="Strong_20_Emphasis"><text:span text:style-name="T7">choice:</text:span></text:span><text:span text:style-name="Strong_20_Emphasis"><text:span text:style-name="T5"> </text:span></text:span><text:span text:style-name="T5">choice</text:span><text:span text:style-name="T6">条目将多个类似的配置选项组合在一起，供用户单选或多选，这不同于</text:span><text:span text:style-name="T5">menu</text:span><text:span text:style-name="T6">条目</text:span></text:p>
        <text:p text:style-name="P7"> </text:p>
        <text:p text:style-name="P6"><text:span text:style-name="Strong_20_Emphasis"><text:span text:style-name="T5">3. Kconfig</text:span></text:span><text:span text:style-name="Strong_20_Emphasis"><text:span text:style-name="T6">和</text:span></text:span><text:span text:style-name="Strong_20_Emphasis"><text:span text:style-name="T5">.config</text:span></text:span><text:span text:style-name="Strong_20_Emphasis"><text:span text:style-name="T6">文件和</text:span></text:span><text:span text:style-name="Strong_20_Emphasis"><text:span text:style-name="T5">Makefile</text:span></text:span><text:span text:style-name="Strong_20_Emphasis"><text:span text:style-name="T6">三者的关联</text:span></text:span></text:p>
        <text:p text:style-name="P7"><text:span text:style-name="T2">配置项被配置成</text:span><text:span text:style-name="T1">Y</text:span><text:span text:style-name="T2">、</text:span><text:span text:style-name="T1">N</text:span><text:span text:style-name="T2">、</text:span><text:span text:style-name="T1">M</text:span><text:span text:style-name="T2">会影响“</text:span><text:span text:style-name="T1">.config”</text:span><text:span text:style-name="T2">文件中的</text:span><text:span text:style-name="T1">CONFIG_XXX</text:span><text:span text:style-name="T2">变量的配置值。“</text:span><text:span text:style-name="T1">.config”</text:span><text:span text:style-name="T2">中的配置值（</text:span><text:span text:style-name="T1">=y</text:span><text:span text:style-name="T2">、</text:span><text:span text:style-name="T1">=m</text:span><text:span text:style-name="T2">、没有）会影响最终的编译链接过程。如果</text:span><text:span text:style-name="T1">=y</text:span><text:span text:style-name="T2">则会被编入（</text:span><text:span text:style-name="T1">built-in</text:span><text:span text:style-name="T2">），如果</text:span><text:span text:style-name="T1">=m</text:span><text:span text:style-name="T2">会被单独连接成一个”</text:span><text:span text:style-name="T1">.ko”</text:span><text:span text:style-name="T2">模块，</text:span><text:span text:style-name="T1">=n</text:span><text:span text:style-name="T2">则对应的代码不会被编译。通过</text:span><text:span text:style-name="T1">makefile</text:span><text:span text:style-name="T2">实现的。</text:span></text:p>
        <text:p text:style-name="P7"><text:span text:style-name="T1">Kconfig</text:span><text:span text:style-name="T2">中：</text:span><text:span text:style-name="T1">config VGACON_SOFT_SCROLLBACK</text:span></text:p>
        <text:p text:style-name="P7"><text:span text:style-name="T1">makefile</text:span><text:span text:style-name="T2">中：</text:span><text:span text:style-name="T1">obj-$(VGACON_SOFT_SCROLLBACK) += xxxxx.c</text:span></text:p>
        <text:p text:style-name="P7"><text:span text:style-name="T1">autoconf.h</text:span><text:span text:style-name="T2">中：</text:span><text:span text:style-name="T1">#define CONFIG_VGACON_SOFT_SCROLLBACK 1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7:27:55.977579195</meta:creation-date>
    <dc:date>2019-08-06T17:28:36.372653898</dc:date>
    <meta:editing-duration>PT40S</meta:editing-duration>
    <meta:editing-cycles>1</meta:editing-cycles>
    <meta:document-statistic meta:table-count="0" meta:image-count="4" meta:object-count="0" meta:page-count="8" meta:paragraph-count="135" meta:word-count="2409" meta:character-count="6054" meta:non-whitespace-character-count="5320"/>
    <meta:generator>LibreOffice/5.1.6.2$Linux_X86_64 LibreOffice_project/10m0$Build-2</meta:generator>
  </office:meta>
</office:document-meta>
</file>